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" style:family="paragraph" style:parent-style-name="Standard" style:list-style-name="L1"/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5" style:family="text">
      <style:text-properties fo:color="#000000" style:font-name="Monospace" style:font-name-asian="Monospace" style:font-name-complex="Monospace"/>
    </style:style>
    <style:style style:name="T6" style:family="text">
      <style:text-properties fo:color="#000000" style:font-name="Monospace" fo:font-weight="bold" style:font-name-asian="Monospace" style:font-weight-asian="bold" style:font-name-complex="Monospace" style:font-weight-complex="bold"/>
    </style:style>
    <style:style style:name="T7" style:family="text">
      <style:text-properties fo:color="#2a00ff"/>
    </style:style>
    <style:style style:name="T8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1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12" style:family="text">
      <style:text-properties fo:color="#0000c0"/>
    </style:style>
    <style:style style:name="T13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14" style:family="text">
      <style:text-properties fo:color="#0000c0" style:font-name="Monospace" style:font-name-asian="Monospace" style:font-name-complex="Monospace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ocument on Session Variables used in Student Profile Website</text:p>
      <text:p text:style-name="P1"/>
      <text:p text:style-name="P1">Session variables set:</text:p>
      <text:list xml:id="list754792016" text:style-name="L1">
        <text:list-item>
          <text:p text:style-name="P5">role “admin/student”</text:p>
        </text:list-item>
        <text:list-item>
          <text:p text:style-name="P5">student (Object) StudentModel <text:line-break/>or</text:p>
        </text:list-item>
        <text:list-item>
          <text:p text:style-name="P5">admin (Object) AdminModel</text:p>
          <text:p text:style-name="P5"/>
        </text:list-item>
      </text:list>
      <text:p text:style-name="P1"><text:tab/>Example:</text:p>
      <text:p text:style-name="P2"><text:tab/><text:tab/>AdminModel admin = (AdminModel) ActionContext.<text:span text:style-name="T1">getContext</text:span>()</text:p>
      <text:p text:style-name="P3"><text:span text:style-name="T2"><text:tab/><text:tab/><text:tab/><text:tab/>.getSession().get(</text:span><text:span text:style-name="T7">"admin"</text:span><text:span text:style-name="T2">);</text:span></text:p>
      <text:p text:style-name="P2"><text:tab/><text:tab/>StudentModel student = (StudentModel) ActionContext.<text:span text:style-name="T1">getContext</text:span>()</text:p>
      <text:p text:style-name="P4"><text:span text:style-name="T3"><text:tab/><text:tab/><text:tab/><text:tab/>.getSession().get(</text:span><text:span text:style-name="T8">"student"</text:span><text:span text:style-name="T3">);</text:span></text:p>
      <text:p text:style-name="P4"><text:span text:style-name="T3"><text:tab/><text:tab/>String role = (String) ActionContext.</text:span><text:span text:style-name="T4">getContext</text:span><text:span text:style-name="T3">()</text:span></text:p>
      <text:p text:style-name="P4"><text:span text:style-name="T3"><text:tab/><text:tab/><text:tab/><text:tab/>.getSession().get(</text:span><text:span text:style-name="T8">"role"</text:span><text:span text:style-name="T3">);</text:span></text:p>
      <text:p text:style-name="Standard"/>
      <text:p text:style-name="P1">How to know if currently logged in user is admin or student</text:p>
      <text:p text:style-name="P3"><text:span text:style-name="T2"><text:tab/><text:tab/>role.equals(</text:span><text:span text:style-name="T7">"admin"</text:span><text:span text:style-name="T2">); //if this exprn is true, admin</text:span></text:p>
      <text:p text:style-name="P3"><text:span text:style-name="T2"><text:tab/><text:tab/>role.equals(</text:span><text:span text:style-name="T7">"student"</text:span><text:span text:style-name="T2">); //if this exprn is true, student</text:span></text:p>
      <text:p text:style-name="Standard"/>
      <text:p text:style-name="Standard"><text:tab/><text:span text:style-name="T15">Note:</text:span> if the user is an admin but not a student, then the operation</text:p>
      <text:p text:style-name="Standard"/>
      <text:p text:style-name="P2"><text:tab/>StudentModel student = (StudentModel) ActionContext.<text:span text:style-name="T1">getContext</text:span>()</text:p>
      <text:p text:style-name="Standard"><text:span text:style-name="T3"><text:tab/><text:tab/><text:tab/><text:tab/>.getSession().get(</text:span><text:span text:style-name="T8">"student"</text:span><text:span text:style-name="T3">);</text:span></text:p>
      <text:p text:style-name="Standard"><text:tab/>will result student = null</text:p>
      <text:p text:style-name="Standard"/>
      <text:p text:style-name="P1">What details can you get from StudentModel?</text:p>
      <text:p text:style-name="P3"><text:span text:style-name="T9"><text:tab/>private</text:span><text:span text:style-name="T2"> Integer </text:span><text:span text:style-name="T12">stuID</text:span><text:span text:style-name="T2">;</text:span></text:p>
      <text:p text:style-name="P3"><text:span text:style-name="T2"><text:tab/></text:span><text:span text:style-name="T9">private</text:span><text:span text:style-name="T2"> String </text:span><text:span text:style-name="T12">stuName</text:span><text:span text:style-name="T2">;</text:span></text:p>
      <text:p text:style-name="P3"><text:span text:style-name="T2"><text:tab/></text:span><text:span text:style-name="T9">private</text:span><text:span text:style-name="T2"> File </text:span><text:span text:style-name="T12">stuPhoto</text:span><text:span text:style-name="T2">;</text:span></text:p>
      <text:p text:style-name="P3"><text:span text:style-name="T6"><text:tab/></text:span><text:span text:style-name="T11">private</text:span><text:span text:style-name="T5"> </text:span><text:span text:style-name="T11">byte</text:span><text:span text:style-name="T5">[] </text:span><text:span text:style-name="T14">stuPhoto</text:span><text:span text:style-name="T5">;</text:span><text:span text:style-name="T2"><text:tab/></text:span></text:p>
      <text:p text:style-name="P3"><text:span text:style-name="T2"><text:tab/></text:span><text:span text:style-name="T9">private</text:span><text:span text:style-name="T2"> Timer </text:span><text:span text:style-name="T12">stuLoggedIn</text:span><text:span text:style-name="T2">;</text:span></text:p>
      <text:p text:style-name="P3"><text:span text:style-name="T2"><text:tab/></text:span><text:span text:style-name="T9">private</text:span><text:span text:style-name="T2"> String </text:span><text:span text:style-name="T12">stuRollNo</text:span><text:span text:style-name="T2">;</text:span></text:p>
      <text:p text:style-name="P4"><text:span text:style-name="T3"><text:tab/></text:span><text:span text:style-name="T10">private</text:span><text:span text:style-name="T3"> Date </text:span><text:span text:style-name="T13">stuDOB</text:span><text:span text:style-name="T3">;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2-13T01:36:40</meta:creation-date>
    <dc:date>2013-02-14T00:28:04</dc:date>
    <dc:creator>Sridhar J</dc:creator>
    <meta:editing-duration>PT1H26M20S</meta:editing-duration>
    <meta:editing-cycles>43</meta:editing-cycles>
    <meta:generator>LibreOffice/3.5$Linux_x86 LibreOffice_project/350m1$Build-2</meta:generator>
    <meta:document-statistic meta:table-count="0" meta:image-count="0" meta:object-count="0" meta:page-count="1" meta:paragraph-count="27" meta:word-count="122" meta:character-count="1021" meta:non-whitespace-character-count="890"/>
  </office:meta>
</office:document-meta>
</file>